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46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4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Story ID</text:p>
          </table:table-cell>
          <table:table-cell table:style-name="ce4" office:value-type="string">
            <text:p>Tit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Iteration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Dekstop Application</text:p>
          </table:table-cell>
          <table:table-cell table:style-name="ce2" office:value-type="string">
            <text:p>M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5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ystem Infrastructur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I Service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splay estaim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obile application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3,4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6:Sheet1.F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an Kartaschew</meta:initial-creator>
    <meta:creation-date>2012-08-15T23:34:36</meta:creation-date>
    <dc:date>2012-08-16T14:28:44</dc:date>
    <dc:creator>Darran Kartaschew</dc:creator>
    <meta:editing-duration>PT1H38M14S</meta:editing-duration>
    <meta:editing-cycles>28</meta:editing-cycles>
    <meta:generator>LibreOffice/3.5$Linux_X86_64 LibreOffice_project/350m1$Build-3</meta:generator>
    <meta:document-statistic meta:table-count="3" meta:cell-count="199" meta:object-count="0"/>
  </office:meta>
</office:document-meta>
</file>